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D00000028B7E310F9.png"/>
  <manifest:file-entry manifest:media-type="image/png" manifest:full-path="Pictures/10000000000003830000004FFCB39A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07cm" table:align="margins"/>
    </style:style>
    <style:style style:name="Таблица1.A" style:family="table-column">
      <style:table-column-properties style:column-width="8.454cm" style:rel-column-width="32767*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="none" style:writing-mode="lr-tb"/>
    </style:style>
    <style:style style:name="P1" style:family="paragraph" style:parent-style-name="Heading_20_2">
      <style:paragraph-properties fo:text-align="justify" style:justify-single-word="false"/>
      <style:text-properties fo:language="ru" fo:country="RU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left="2.99cm" fo:margin-right="0cm" fo:text-indent="0cm" style:auto-text-indent="false"/>
    </style:style>
    <style:style style:name="P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fo:text-align="justify" style:justify-single-word="false" style:writing-mode="lr-tb"/>
      <style:text-properties fo:language="ru" fo:country="RU"/>
    </style:style>
    <style:style style:name="P7" style:family="paragraph" style:parent-style-name="Text_20_body">
      <style:paragraph-properties fo:text-align="center" style:justify-single-word="false" style:writing-mode="lr-tb"/>
    </style:style>
    <style:style style:name="P8" style:family="paragraph" style:parent-style-name="Text_20_body">
      <style:paragraph-properties fo:text-align="justify" style:justify-single-word="false" style:writing-mode="lr-tb"/>
    </style:style>
    <style:style style:name="P9" style:family="paragraph" style:parent-style-name="Text_20_body" style:list-style-name="L2">
      <style:paragraph-properties fo:text-align="justify" style:justify-single-word="false" style:writing-mode="lr-tb"/>
    </style:style>
    <style:style style:name="P10" style:family="paragraph" style:parent-style-name="Text_20_body">
      <style:paragraph-properties fo:text-align="justify" style:justify-single-word="false"/>
      <style:text-properties fo:language="ru" fo:country="RU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3">
      <style:paragraph-properties fo:text-align="justify" style:justify-single-word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left="3.096cm" fo:margin-right="0cm" fo:text-align="justify" style:justify-single-word="false" fo:text-indent="0cm" style:auto-text-indent="false" style:writing-mode="lr-tb"/>
      <style:text-properties fo:language="ru" fo:country="RU"/>
    </style:style>
    <style:style style:name="P16" style:family="paragraph" style:parent-style-name="Text_20_body">
      <style:paragraph-properties fo:margin-left="3.069cm" fo:margin-right="0cm" fo:text-align="justify" style:justify-single-word="false" fo:text-indent="0cm" style:auto-text-indent="false" style:writing-mode="lr-tb"/>
      <style:text-properties fo:language="ru" fo:country="RU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>
      <style:paragraph-properties style:writing-mode="lr-tb"/>
      <style:text-properties fo:language="ru" fo:country="RU"/>
    </style:style>
    <style:style style:name="P19" style:family="paragraph" style:parent-style-name="Heading_20_1">
      <style:paragraph-properties fo:text-align="justify" style:justify-single-word="false" fo:break-before="pag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3" style:family="paragraph" style:parent-style-name="Contents_20_2">
      <style:paragraph-properties>
        <style:tab-stops>
          <style:tab-stop style:position="16.408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.90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Техническое задание на разработку программы </text:span><text:span text:style-name="T4">ordersvi</text:span></text:p>
      <text:p text:style-name="Standard"><text:span text:style-name="T4"/></text:p>
      <text:p text:style-name="P15">Версия 1.0</text:p>
      <text:p text:style-name="P16">Дата редакции: 01.08.2011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25">1. Введение<text:tab/>3</text:p>
          <text:p text:style-name="P25">2. Общие требования<text:tab/>3</text:p>
          <text:p text:style-name="P23">2.1 Описание<text:tab/>3</text:p>
          <text:p text:style-name="P23">2.2 Требование к главной форме модуля<text:tab/>3</text:p>
          <text:p text:style-name="P23">2.2 Меню в области уведомлений<text:tab/>3</text:p>
          <text:p text:style-name="P23">2.3 Форма для ввода нормативных параметров<text:tab/>4</text:p>
          <text:p text:style-name="P23">2.3 Технические требования<text:tab/>4</text:p>
          <text:p text:style-name="P25">3. Приложения<text:tab/>4</text:p>
          <text:p text:style-name="P25">Подписи сторон<text:tab/>5</text:p>
        </text:index-body>
      </text:table-of-content>
      <text:h text:style-name="Heading_20_1" text:outline-level="1"/>
      <text:p text:style-name="P6"/>
      <text:p text:style-name="P6"/>
      <text:h text:style-name="P19" text:outline-level="1">1. Введение</text:h>
      <text:p text:style-name="P6"/>
      <text:p text:style-name="P6">В данном документе приведены основные требования на разработку модуля для графического отображения количественно-суммовых характеристик заказов покупателей. </text:p>
      <text:h text:style-name="P17" text:outline-level="1">2. Общие требования</text:h>
      <text:h text:style-name="P2" text:outline-level="2">2.1 Описание</text:h>
      <text:p text:style-name="P6">Модуль ordersvi будет установлен и использоваться на компьютерах менеджеров по продажам розничной сети магазинов. Модуль должен обеспечивать стабильную работу в течениие рабочего дня. Информация для отображения будет храниться в базе данных программы 1С Торговля и склад. Доступ к базе данных 1С осуществляется через промежуточную баз<text:span text:style-name="T1">e</text:span> данных формата <text:span text:style-name="T1">ACCESS.</text:span> Модуль не должен осуществлять доступ к базе данных только на чтение, в разделенном режиме.</text:p>
      <text:p text:style-name="P6">При запуске модуля в области уведомлений должно появляться иконка приложения для доступа к функциям модуля.</text:p>
      <text:p text:style-name="P6">При первом запуске приложения должен быть указан каталог информационной базы 1С. Информация о всех настройках модуля должна храниться в файле настроек.</text:p>
      <text:p text:style-name="P6">При запуске модуля из информационной базы 1С модуль должен быть получен список пользователей и открыт диалог выбора пользователя. Текущим должен быть установлен последний выполнявший авторизацию на данном рабочем месте. Вся отображаемая информация должны выводиться по выбранному пользователю.</text:p>
      <text:p text:style-name="P6"/>
      <text:h text:style-name="P1" text:outline-level="2">2.2 Требование к главной форме модуля</text:h>
      <text:p text:style-name="P10">На форме должно быть расположено 3 индикатора(см рис 2.1):</text:p>
      <text:list xml:id="list43653160" text:style-name="L1">
        <text:list-item>
          <text:p text:style-name="P11">Количество принятых заказовпользователем;</text:p>
        </text:list-item>
        <text:list-item>
          <text:p text:style-name="P11">Сумма принятых заказов пользователем;</text:p>
        </text:list-item>
        <text:list-item>
          <text:p text:style-name="P11">Выручка по отгрузке.</text:p>
        </text:list-item>
      </text:list>
      <text:p text:style-name="P10"/>
      <text:p text:style-name="P8"><text:span text:style-name="T2">Каждый индикатор может окрашиваться в 3 цвета:</text:span></text:p>
      <text:list xml:id="list43676389" text:style-name="L2">
        <text:list-item>
          <text:p text:style-name="P9"><text:span text:style-name="T2">Красный — показатель ниже 80% от норматива;</text:span></text:p>
        </text:list-item>
        <text:list-item>
          <text:p text:style-name="P9"><text:span text:style-name="T2">Желтый — показатель в интервале от 80% до 95%;</text:span></text:p>
        </text:list-item>
        <text:list-item>
          <text:p text:style-name="P9"><text:span text:style-name="T2">Зеленый — показатель 95% и выше.</text:span></text:p>
        </text:list-item>
      </text:list>
      <text:p text:style-name="P8"><draw:frame draw:style-name="fr1" draw:name="Графический объект1" text:anchor-type="paragraph" svg:x="6.636cm" svg:y="0cm" svg:width="3.731cm" svg:height="1.058cm" draw:z-index="0"><draw:image xlink:href="Pictures/100000000000008D00000028B7E310F9.png" xlink:type="simple" xlink:show="embed" xlink:actuate="onLoad"/>
    </draw:frame><text:span text:style-name="T2"/></text:p>
      <text:p text:style-name="P8"><text:span text:style-name="T2"/></text:p>
      <text:p text:style-name="P7"><text:span text:style-name="T2">Рис 2.1 — пример главной формы</text:span></text:p>
      <text:p text:style-name="P8"><text:span text:style-name="T2">При наведении на индикатор всплывает цветовая легенда. </text:span></text:p>
      <text:p text:style-name="P8"><text:span text:style-name="T2">Окно главной формы должно иметь возможность находится поверх всех окон.</text:span></text:p>
      <text:p text:style-name="P8"><text:span text:style-name="T2">Состояние показать/скрыть главное окно должно регулироваться по одному клику на значке в области уведомшений. Подробнее см. в приложении 1.</text:span></text:p>
      <text:p text:style-name="P12"/>
      <text:h text:style-name="P1" text:outline-level="2">2.2 Меню в области уведомлений</text:h>
      <text:p text:style-name="P12"><text:span text:style-name="T2">По одному клику мышки на иконке приложения появляется выпадающее меню:</text:span></text:p>
      <text:list xml:id="list20200739" text:style-name="L3">
        <text:list-item>
          <text:p text:style-name="P13"><text:soft-page-break/><text:span text:style-name="T2">Показать/Скрыть главное окно;</text:span></text:p>
        </text:list-item>
        <text:list-item>
          <text:p text:style-name="P13"><text:span text:style-name="T2">Сменить пользователя;</text:span></text:p>
        </text:list-item>
        <text:list-item>
          <text:p text:style-name="P13"><text:span text:style-name="T2">Параметры (виден только при авторизации с именем Администратор);</text:span></text:p>
        </text:list-item>
        <text:list-item>
          <text:p text:style-name="P13"><text:span text:style-name="T2">О программе.</text:span></text:p>
        </text:list-item>
        <text:list-item>
          <text:p text:style-name="P13"><text:span text:style-name="T2">Выход из программы.</text:span></text:p>
          <text:p text:style-name="P13"><text:span text:style-name="T2"/></text:p>
        </text:list-item>
      </text:list>
      <text:p text:style-name="P12"><text:span text:style-name="T2">п.1. При выборе данного пункта меню должна переключаться видимость главного окна приложения.</text:span></text:p>
      <text:p text:style-name="P12"><text:span text:style-name="T2">п.2. При выборе данного пункта меню должен открываться диалог выбора пользователей, считанных из информационной базы 1С.</text:span></text:p>
      <text:p text:style-name="P12"><text:span text:style-name="T2">п.3. При выборе данного пункта меню должен открываться диалог для установки нормативных показателей помесячно в виде таблицы. Подробнее см. приложение 1.</text:span></text:p>
      <text:p text:style-name="P12"><text:span text:style-name="T2">п.4. При выборе данного пункта меню должен отображаться диалог о программе с указанием названия и версии модуля.</text:span></text:p>
      <text:p text:style-name="P12"><text:span text:style-name="T2">п.5. При выборе данного пункта меню модуль должен завершать работу.</text:span></text:p>
      <text:p text:style-name="P12"><text:span text:style-name="T2"/></text:p>
      <text:h text:style-name="P1" text:outline-level="2">2.3 Форма для ввода нормативных параметров</text:h>
      <text:p text:style-name="P12"><text:span text:style-name="T2"/></text:p>
      <text:p text:style-name="P8"><text:span text:style-name="T2">Диалог для редактирования нормативных показателей должен быть выполнен в виде модального диалога. На форме должны быть расположены кнопки «ОК» и «Отмена»;</text:span></text:p>
      <text:p text:style-name="P12"><text:span text:style-name="T2">Номативные данные вводятся в данной форме и сохраняются в базе данных программы. Редактирование данных осуществляется в таблице расположенной на форме (см. рис. 2.2)</text:span></text:p>
      <text:p text:style-name="P14"><draw:frame draw:style-name="fr2" draw:name="Графический объект2" text:anchor-type="paragraph" svg:width="17cm" svg:height="1.492cm" draw:z-index="1"><draw:image xlink:href="Pictures/10000000000003830000004FFCB39A68.png" xlink:type="simple" xlink:show="embed" xlink:actuate="onLoad"/>
    </draw:frame><text:span text:style-name="T2">Рисунок 2.2 Табличная часть для редактирования нормативных показателей</text:span></text:p>
      <text:p text:style-name="P14"><text:span text:style-name="T2"/></text:p>
      <text:p text:style-name="P12"><text:span text:style-name="T2">Где помесячно указывается нормативные значения для 3-х показателей. </text:span></text:p>
      <text:p text:style-name="P12"><text:span text:style-name="T2">Должна быть предусмотрена возможность заполнения шаблонными данными.</text:span></text:p>
      <text:p text:style-name="P12"><text:span text:style-name="T2">Подробнее см приложение 1.</text:span></text:p>
      <text:h text:style-name="P1" text:outline-level="2">2.3 Технические требования</text:h>
      <text:p text:style-name="P8"><text:span text:style-name="T2"><text:tab/>Модуль должен быть разработан на языке </text:span><text:span text:style-name="T1">C++</text:span><text:span text:style-name="T2"> или </text:span><text:span text:style-name="T1">Object pascal.</text:span><text:span text:style-name="T2"> Для визуального отображения форм, элементов форм приложения должна использоваться технология </text:span><text:span text:style-name="T1">QT framework </text:span><text:span text:style-name="T2">или </text:span><text:span text:style-name="T1">WINFORMS. </text:span><text:span text:style-name="T2">Для хранения данных модуль должен использовать локальную базу данных формата </text:span><text:span text:style-name="T1">ACCESS. </text:span><text:span text:style-name="T2">Получение данных из 1С осуществляется из присоединенных к базе </text:span><text:span text:style-name="T1">ACCESS </text:span><text:span text:style-name="T2">таблиц 1С. Подключение к базе данных </text:span><text:span text:style-name="T1">ACCESS </text:span><text:span text:style-name="T2">должно осуществлясться с использованием технологии <text:s/></text:span><text:span text:style-name="T1">MS Jet.</text:span></text:p>
      <text:p text:style-name="P8"><text:span text:style-name="T1"/></text:p>
      <text:h text:style-name="P18" text:outline-level="1">3. Приложения</text:h>
      <text:p text:style-name="P5"><text:span text:style-name="T2">Все приложения не входят в состав данного документа и приложения и прилагаются в отдельных файлах. </text:span></text:p>
      <text:p text:style-name="P4"><text:span text:style-name="T2">Подписи сторон</text:span></text:p>
      <text:p text:style-name="Text_20_body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1">От Исполнителя</text:p>
          </table:table-cell>
          <table:table-cell table:style-name="Таблица1.B1" office:value-type="string">
            <text:p text:style-name="P22">От <text:span text:style-name="T2">Заказчика</text:span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1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ксана Киселева</meta:initial-creator>
    <meta:creation-date>2011-08-06T14:49:30.55</meta:creation-date>
    <meta:editing-cycles>14</meta:editing-cycles>
    <meta:editing-duration>PT2H31M36S</meta:editing-duration>
    <dc:title>Техническое задание</dc:title>
    <dc:date>2011-08-08T01:22:34.77</dc:date>
    <dc:creator>Оксана Киселева</dc:creator>
    <meta:generator>OpenOffice.org/3.3$Win32 OpenOffice.org_project/330m20$Build-9567</meta:generator>
    <meta:document-statistic meta:table-count="1" meta:image-count="2" meta:object-count="0" meta:page-count="5" meta:paragraph-count="60" meta:word-count="588" meta:character-count="4196"/>
  </office:meta>
</office:document-meta>
</file>